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2200000052B4B4C56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imSun1" svg:font-family="SimSu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3S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ax-height="0cm" fo:min-height="3.773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723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Default-title">
      <style:graphic-properties draw:fill="solid" draw:fill-color="#99cc99" draw:textarea-vertical-align="middle" draw:auto-grow-height="true" fo:min-height="5.362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_5f_-title">
      <style:graphic-properties fo:min-height="2.927cm" loext:decorative="false"/>
      <style:paragraph-properties style:writing-mode="lr-tb"/>
    </style:style>
    <style:style style:name="pr4" style:family="presentation" style:parent-style-name="Default_5f_-outline1">
      <style:graphic-properties fo:min-height="11.183cm" loext:decorative="false"/>
      <style:paragraph-properties style:writing-mode="lr-tb"/>
    </style:style>
    <style:style style:name="pr5" style:family="presentation" style:parent-style-name="Default_5f_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Default_5f_-outline1">
      <style:graphic-properties fo:min-height="11.049cm" loext:decorative="false"/>
      <style:paragraph-properties style:writing-mode="lr-tb"/>
    </style:style>
    <style:style style:name="P1" style:family="paragraph">
      <style:paragraph-properties fo:line-height="150%" fo:text-align="center"/>
    </style:style>
    <style:style style:name="P2" style:family="paragraph">
      <loext:graphic-properties draw:fill="solid" draw:fill-color="#99cc99"/>
      <style:paragraph-properties fo:line-height="150%" fo:text-align="center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3.6000003814697pt" fo:font-weight="normal" style:font-size-asian="26pt" style:font-weight-asian="normal" style:font-size-complex="26pt" style:font-weight-complex="normal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center"/>
      <style:text-properties fo:color="#000000" loext:opacity="100%" fo:font-size="18.1000003814697pt" fo:font-weight="normal" style:font-size-asian="20pt" style:font-weight-asian="normal" style:font-size-complex="20pt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line-height="100%"/>
    </style:style>
    <style:style style:name="P10" style:family="paragraph">
      <loext:graphic-properties draw:fill-color="#ffffff"/>
    </style:style>
    <style:style style:name="P11" style:family="paragraph">
      <style:paragraph-properties fo:margin-top="0.42cm" fo:margin-bottom="0.35cm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355e00" loext:opacity="100%" fo:font-size="26pt" fo:font-weight="normal" style:font-size-asian="26pt" style:font-weight-asian="normal" style:font-size-complex="26pt" style:font-weight-complex="normal"/>
    </style:style>
    <style:style style:name="T3" style:family="text">
      <style:text-properties style:use-window-font-color="true" loext:opacity="0%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355e00" loext:opacity="100%" fo:font-size="20pt" fo:font-weight="normal" style:font-size-asian="20pt" style:font-weight-asian="normal" style:font-size-complex="20pt" style:font-weight-complex="normal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normal" style:letter-kerning="true" fo:background-color="transparent" style:font-name-asian="SimSun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background-color="transparent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7.817cm" svg:height="5.362cm" svg:x="3.072cm" svg:y="6.618cm" presentation:class="title" presentation:user-transformed="true">
          <draw:text-box>
            <text:list text:style-name="L1">
              <text:list-header>
                <text:p text:style-name="P1"><text:span text:style-name="T1">Python orientado a objetos</text:span></text:p>
              </text:list-header>
            </text:list>
          </draw:text-box>
        </draw:frame>
        <draw:frame draw:style-name="gr1" draw:text-style-name="P4" draw:layer="layout" svg:width="27.891cm" svg:height="4.023cm" svg:x="2.732cm" svg:y="1.037cm">
          <draw:text-box>
            <text:list text:style-name="L1">
              <text:list-header>
                <text:p text:style-name="P3"><text:span text:style-name="T2">Programação aplicada à engenharia cartográfica</text:span></text:p>
              </text:list-header>
            </text:list>
          </draw:text-box>
        </draw:frame>
        <draw:frame draw:style-name="gr2" draw:text-style-name="P6" draw:layer="layout" svg:width="27.777cm" svg:height="4.973cm" svg:x="3.251cm" svg:y="13.488cm">
          <draw:text-box>
            <text:p text:style-name="P3"><text:span text:style-name="T3">Prof. Dr. Maurício Carvalho Mathias de Paulo</text:span></text:p>
            <text:p text:style-name="P3"><text:span text:style-name="T3">Prof. Me. Raphael Luiz França Greco</text:span></text:p>
            <text:p text:style-name="P3"><text:span text:style-name="T3"/></text:p>
            <text:p text:style-name="P3"><text:span text:style-name="T4"/></text:p>
            <text:p text:style-name="P5"><text:span text:style-name="T4">Rio de Janeiro-RJ, 202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 presentation:user-transformed="true">
          <draw:text-box>
            <text:p>Introdução</text:p>
          </draw:text-box>
        </draw:frame>
        <draw:frame presentation:style-name="pr4" draw:layer="layout" svg:width="32.766cm" svg:height="11.183cm" svg:x="0.508cm" svg:y="3.302cm" presentation:class="outline" presentation:user-transformed="true">
          <draw:text-box>
            <text:list text:style-name="L2">
              <text:list-item>
                <text:p text:style-name="P8"><text:span text:style-name="T5">Documentos de Python Orientado a Objetos: </text:span></text:p>
                <text:list>
                  <text:list-item>
                    <text:p text:style-name="P9"><text:span text:style-name="T6"><text:s/></text:span><text:span text:style-name="T6"><text:a xlink:href="https://www.tutorialspoint.com/python/python_oops_concepts.htm" xlink:type="simple">https://www.tutorialspoint.com/python/python_oops_concepts.htm</text:a></text:span><text:span text:style-name="T6"><text:s/></text:span></text:p>
                  </text:list-item>
                  <text:list-item>
                    <text:p text:style-name="P9"><text:span text:style-name="T6"><text:a xlink:href="https://www.w3schools.com/python/python_classes.asp" xlink:type="simple">https://www.w3schools.com/python/python_classes.asp</text:a></text:span><text:span text:style-name="T6"><text:s/></text:span></text:p>
                  </text:list-item>
                </text:list>
                <text:p text:style-name="P8"><text:span text:style-name="T6"/></text:p>
              </text:list-item>
              <text:list-item>
                <text:p text:style-name="P8"><text:span text:style-name="T6">Exercícios complementares (muito importantes):</text:span></text:p>
                <text:list>
                  <text:list-item>
                    <text:p text:style-name="P9"><text:span text:style-name="T6">Documentos de Padrões de Projeto (Design Patterns):</text:span></text:p>
                    <text:list>
                      <text:list-item>
                        <text:p text:style-name="P9"><text:span text:style-name="T6"><text:s/></text:span><text:span text:style-name="T6"><text:a xlink:href="https://refactoring.guru/design-patterns/catalog" xlink:type="simple">https://refactoring.guru/design-patterns/catalog</text:a></text:span><text:span text:style-name="T6"><text:s/></text:span></text:p>
                      </text:list-item>
                      <text:list-item>
                        <text:p text:style-name="P9"><text:span text:style-name="T6"><text:a xlink:href="https://www.tutorialspoint.com/design_pattern/" xlink:type="simple">https://www.tutorialspoint.com/design_pattern/</text:a></text:span><text:span text:style-name="T6">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 presentation:user-transformed="true">
          <draw:text-box>
            <text:p>Introdução</text:p>
          </draw:text-box>
        </draw:frame>
        <draw:frame presentation:style-name="pr4" draw:layer="layout" svg:width="32.766cm" svg:height="13.564cm" svg:x="0.508cm" svg:y="3.302cm" presentation:class="outline" presentation:user-transformed="true">
          <draw:text-box>
            <text:list text:style-name="L2">
              <text:list-item>
                <text:p>Problema exemplo: </text:p>
                <text:list>
                  <text:list-item>
                    <text:p>Vamos representar dados geográficos utilizando três tipos de geometrias: pontos, linhas e polígonos.</text:p>
                  </text:list-item>
                  <text:list-item>
                    <text:p>Cada geometria deve guardar as coordenadas que a descrevem. </text:p>
                    <text:list>
                      <text:list-item>
                        <text:p>Pontos tem 1 par de coordenadas. </text:p>
                      </text:list-item>
                      <text:list-item>
                        <text:p>Linhas e polígonos podem ter vários pares de coordenadas. </text:p>
                      </text:list-item>
                      <text:list-item>
                        <text:p>Nos polígonos o primeiro e o último ponto são iguais. </text:p>
                      </text:list-item>
                      <text:list-item>
                        <text:p>As distâncias entre as coordenadas de linhas e polígonos são representadas por um segmento de reta.</text:p>
                      </text:list-item>
                    </text:list>
                  </text:list-item>
                  <text:list-item>
                    <text:p>Todas geometrias vão executar as mesmas operações (funções). Porém, a implementação de cada função depende do tipo de geometria. Usaremos a função comprimento() como exemplo.</text:p>
                  </text:list-item>
                </text:list>
              </text:list-item>
              <text:list-item>
                <text:p>Como podemos implementar isso em Python?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Código estruturado</text:p>
          </draw:text-box>
        </draw:frame>
        <draw:frame presentation:style-name="pr6" draw:layer="layout" svg:width="32.766cm" svg:height="11.049cm" svg:x="0.508cm" svg:y="3.302cm" presentation:class="outline">
          <draw:text-box>
            <text:list text:style-name="L2">
              <text:list-header>
                <text:p text:style-name="P11"><text:span text:style-name="T7">import numpy as np# Coordenadas serão representadas por um array de 2x1:ponto = np.array([[0,0]])</text:span></text:p>
              </text:list-header>
              <text:list-item>
                <text:p text:style-name="P11"><text:span text:style-name="T7"># Linhas e poligonos serão representados por arrays de Nx2.linha = np.array([[0,0], [1,0], [1,1]])# Linhas e poligonos serão representados por arrays de Nx2 e a última linha é igual a primeira.poligono = np.array([[0,0], [1,0], [1,1], [0,1]])</text:span></text:p>
              </text:list-item>
              <text:list-item>
                <text:p text:style-name="P11"><text:span text:style-name="T7"/></text:p>
              </text:list-item>
              <text:list-item>
                <text:p text:style-name="P11"><text:span text:style-name="T7">def comprimento(geometria): if len(geometria)==1: #ponto return 0 else: comprimento_parcial = 0 for i in range(1, len(geometria)): comprimento_parcial += np.linalg.norm(geometria[i]-geometria[i-1]) return comprimento_parcial</text:span></text:p>
              </text:list-item>
              <text:list-item>
                <text:p text:style-name="P11"><text:span text:style-name="T7">print(comprimento(ponto))print(comprimento(linha))print(comprimento(poligono)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Diagrama de classes</text:p>
          </draw:text-box>
        </draw:frame>
        <draw:frame presentation:style-name="pr6" draw:layer="layout" svg:width="32.766cm" svg:height="11.049cm" svg:x="0.508cm" svg:y="3.302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5f_" presentation:presentation-page-layout-name="AL1T1">
        <office:forms form:automatic-focus="false" form:apply-design-mode="false"/>
        <draw:frame presentation:style-name="pr3" draw:layer="layout" svg:width="29.721cm" svg:height="2.927cm" svg:x="1.778cm" svg:y="0.016cm" presentation:class="title">
          <draw:text-box>
            <text:p>Código orientado a objetos</text:p>
          </draw:text-box>
        </draw:frame>
        <draw:frame presentation:style-name="pr6" draw:layer="layout" svg:width="32.766cm" svg:height="11.049cm" svg:x="0.508cm" svg:y="3.302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imSun1" svg:font-family="SimSu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_28_Rounded_29_" draw:display-name="Dash (Rounded)" draw:style="round" draw:dots1="1" draw:dots1-length="201%" draw:distance="199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dddddd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to_20_sem_20_preenchimento_20_nem_20_linha" style:display-name="Objeto sem preenchimento nem linha" style:family="graphic">
      <style:graphic-properties draw:stroke="none" draw:fill="none"/>
    </style:style>
    <style:style style:name="text" style:family="graphic">
      <style:graphic-properties draw:stroke="none" draw:fill="none"/>
      <style:text-properties style:font-name="Arial1" fo:font-family="Arial" style:font-style-name="Regular" style:font-family-generic="swiss" style:font-pitch="variabl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hadowed" style:family="graphic">
      <style:graphic-properties draw:stroke-dash="Dashed_20__28_var_29__20_1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Lucida Sans Unicode" style:font-family-asian="'Lucida Sans Unicode'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SimSun1" style:font-family-asian="SimSun" style:font-pitch-asian="variable" style:font-size-asian="18pt" style:font-style-asian="normal" style:font-weight-asian="normal" style:font-name-complex="SimSun1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" style:display-name="Padrão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Padrão_5f_1" style:display-name="Padrão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Objeto_20_sem_20_preenchimento_20_nem_20_linha_5f_1" style:display-name="Objeto sem preenchimento nem linha_1" style:family="graphic">
      <style:graphic-properties draw:stroke="none" draw:fill="none"/>
    </style:style>
    <style:style style:name="Objeto_20_sem_20_preenchimento_20_nem_20_linha_5f_2" style:display-name="Objeto sem preenchimento nem linha_2" style:family="graphic">
      <style:graphic-properties draw:stroke="none" draw:fill="none"/>
    </style:style>
    <style:style style:name="Default_20_Drawing_20_Style_5f_2" style:display-name="Default Drawing Style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20_Drawing_20_Style_5f_2" style:display-name="Default Drawing Style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d_5f_marker" style:display-name="red_marker" style:family="graphic" style:parent-style-name="standard">
      <style:graphic-properties draw:stroke="dash" draw:stroke-dash="Dash_20__28_Rounded_29_" svg:stroke-width="0.102cm" svg:stroke-color="#3faf46" draw:marker-start-width="0.457cm" draw:marker-end-width="0.457cm" svg:stroke-linecap="round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69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8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loext:opacity="100%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62cm" fo:text-indent="0cm"/>
      <style:text-properties fo:font-size="22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69cm" fo:text-indent="0cm"/>
      <style:text-properties fo:font-size="20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78cm" fo:text-indent="0cm"/>
      <style:text-properties fo:font-size="18.1000003814697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88cm" fo:text-indent="0cm"/>
      <style:text-properties fo:font-size="18.1000003814697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svg:stroke-color="#99cc99" draw:fill="solid" draw:fill-color="#99cc99" draw:fill-image-width="0cm" draw:fill-image-height="0cm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loext:opacity="100%" style:text-outline="false" style:text-line-through-style="none" style:text-line-through-type="none" style:font-name="Arial" fo:font-family="Arial" style:font-family-generic="roman" style:font-pitch="variable" fo:font-size="36.299999237060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Tahoma" style:font-family-complex="Tahoma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withoutfill">
      <style:graphic-properties svg:stroke-width="0.02cm" svg:stroke-color="#5c8526" draw:marker-start-width="0.23cm" draw:marker-end-width="0.23cm" draw:fill="none" draw:textarea-horizontal-align="center" draw:textarea-vertical-align="middle" fo:padding-top="0.135cm" fo:padding-bottom="0.135cm" fo:padding-left="0.26cm" fo:padding-right="0.26cm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793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Default_5f_-backgroundobjects">
      <style:graphic-properties draw:stroke="none" draw:fill-color="#99cc99" draw:textarea-horizontal-align="justify" draw:textarea-vertical-align="middle" draw:auto-grow-height="false" fo:min-height="2.928cm" fo:min-width="1.871cm" loext:decorative="false"/>
    </style:style>
    <style:style style:name="Mpr6" style:family="presentation" style:parent-style-name="Default_5f_-backgroundobjects">
      <style:graphic-properties draw:stroke="none" draw:fill-color="#99cc99" draw:textarea-horizontal-align="justify" draw:textarea-vertical-align="middle" draw:auto-grow-height="false" fo:min-height="2.928cm" fo:min-width="2.639cm" loext:decorative="false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99cc99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30.478cm" svg:height="3.181cm" svg:x="1.693cm" svg:y="0.758cm" presentation:class="title" presentation:placeholder="true">
        <draw:text-box/>
      </draw:frame>
      <draw:frame presentation:style-name="Default-outline1" draw:layer="backgroundobjects" svg:width="30.478cm" svg:height="11.049cm" svg:x="1.693cm" svg:y="4.455cm" presentation:class="outline" presentation:placeholder="true">
        <draw:text-box/>
      </draw:frame>
      <draw:frame presentation:style-name="Mpr1" draw:text-style-name="MP2" draw:layer="backgroundobjects" svg:width="7.89cm" svg:height="0.633cm" svg:x="1.693cm" svg:y="18.0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734cm" svg:height="0.633cm" svg:x="11.582cm" svg:y="18.0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89cm" svg:height="0.633cm" svg:x="25.581cm" svg:y="18.0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_5f_-title" draw:layer="backgroundobjects" svg:width="29.721cm" svg:height="2.927cm" svg:x="1.778cm" svg:y="0.016cm" presentation:class="title" presentation:placeholder="true">
        <draw:text-box/>
      </draw:frame>
      <draw:frame presentation:style-name="Default_5f_-outline1" draw:layer="backgroundobjects" svg:width="32.766cm" svg:height="11.049cm" svg:x="0.508cm" svg:y="3.302cm" presentation:class="outline" presentation:placeholder="true">
        <draw:text-box/>
      </draw:frame>
      <draw:frame presentation:style-name="Mpr4" draw:text-style-name="MP2" draw:layer="backgroundobjects" svg:width="7.89cm" svg:height="0.633cm" svg:x="1.693cm" svg:y="18.03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734cm" svg:height="0.633cm" svg:x="11.582cm" svg:y="18.0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7.89cm" svg:height="0.633cm" svg:x="25.581cm" svg:y="18.034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6</text:page-count></text:span></text:p>
        </draw:text-box>
      </draw:frame>
      <draw:line draw:style-name="Mgr3" draw:text-style-name="MP7" draw:layer="backgroundobjects" svg:x1="0cm" svg:y1="3.048cm" svg:x2="33.866cm" svg:y2="3.068cm">
        <text:p/>
      </draw:line>
      <draw:line draw:style-name="Mgr3" draw:text-style-name="MP7" draw:layer="backgroundobjects" svg:x1="0cm" svg:y1="3.158cm" svg:x2="33.866cm" svg:y2="3.158cm">
        <text:p/>
      </draw:line>
      <draw:custom-shape presentation:style-name="Mpr5" draw:text-style-name="MP8" draw:layer="backgroundobjects" svg:width="1.871cm" svg:height="2.928cm" svg:x="0.036cm" svg:y="0.017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2.639cm" svg:height="2.928cm" svg:x="31.242cm" svg:y="0.018cm">
        <text:p/>
        <draw:enhanced-geometry svg:viewBox="0 0 21600 21600" draw:type="rectangle" draw:enhanced-path="M 0 0 L 21600 0 21600 21600 0 21600 0 0 Z N"/>
      </draw:custom-shape>
      <draw:frame draw:style-name="Mgr4" draw:text-style-name="MP7" draw:layer="backgroundobjects" svg:width="1.298cm" svg:height="1.5cm" svg:x="32.202cm" svg:y="1cm">
        <draw:image xlink:href="Pictures/100000010000012200000052B4B4C56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4-30T10:55:49.534035460</meta:creation-date>
    <meta:editing-duration>P4DT7H56M18S</meta:editing-duration>
    <meta:editing-cycles>763</meta:editing-cycles>
    <meta:generator>LibreOffice/24.2.7.2$Linux_X86_64 LibreOffice_project/420$Build-2</meta:generator>
    <dc:date>2025-02-18T07:43:07.664272012</dc:date>
    <meta:document-statistic meta:object-count="62"/>
  </office:meta>
</office:document-meta>
</file>